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" style:family="paragraph" style:parent-style-name="Standard">
      <style:text-properties style:font-name="Ubuntu Condensed" fo:font-size="10pt" officeooo:rsid="000562ca" officeooo:paragraph-rsid="000562ca"/>
    </style:style>
    <style:style style:name="P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0562ca" officeooo:paragraph-rsid="000562ca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0562ca" officeooo:paragraph-rsid="000562ca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32d9cd" officeooo:paragraph-rsid="0032d9cd" style:font-weight-asian="bold" style:font-weight-complex="bold"/>
    </style:style>
    <style:style style:name="P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1557ad" officeooo:paragraph-rsid="001557ad" fo:background-color="#77bc65" style:font-weight-asian="bold" style:font-weight-complex="bold"/>
    </style:style>
    <style:style style:name="P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4403fb" officeooo:paragraph-rsid="004403fb" fo:background-color="#77bc65" style:font-weight-asian="bold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557ad" officeooo:paragraph-rsid="001557ad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a48ff" officeooo:paragraph-rsid="001a48ff" style:font-style-asian="italic" style:font-weight-asian="bold" style:font-style-complex="italic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38251" officeooo:paragraph-rsid="00238251" style:font-style-asian="italic" style:font-weight-asian="bold" style:font-style-complex="italic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52a75" officeooo:paragraph-rsid="00252a75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b6fa5" officeooo:paragraph-rsid="002b6fa5" style:font-style-asian="italic" style:font-weight-asian="bold" style:font-style-complex="italic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46fcb" officeooo:paragraph-rsid="00346fcb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66058" officeooo:paragraph-rsid="00366058" style:font-style-asian="italic" style:font-weight-asian="bold" style:font-style-complex="italic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77d50" officeooo:paragraph-rsid="00377d50" style:font-style-asian="italic" style:font-weight-asian="bold" style:font-style-complex="italic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eb154" officeooo:paragraph-rsid="003eb154" style:font-style-asian="italic" style:font-weight-asian="bold" style:font-style-complex="italic" style:font-weight-complex="bold"/>
    </style:style>
    <style:style style:name="P1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02c91" officeooo:paragraph-rsid="00502c91" style:font-style-asian="italic" style:font-weight-asian="bold" style:font-style-complex="italic" style:font-weight-complex="bold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235dc" officeooo:paragraph-rsid="005235dc" style:font-style-asian="italic" style:font-weight-asian="bold" style:font-style-complex="italic" style:font-weight-complex="bold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32997" officeooo:paragraph-rsid="00532997" style:font-style-asian="italic" style:font-weight-asian="bold" style:font-style-complex="italic" style:font-weight-complex="bold"/>
    </style:style>
    <style:style style:name="P20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2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2d32a1"/>
    </style:style>
    <style:style style:name="P2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592c56"/>
    </style:style>
    <style:style style:name="P25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592c56"/>
    </style:style>
    <style:style style:name="P2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2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 fo:background-color="#77bc65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08ac6" officeooo:paragraph-rsid="00308ac6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2d9cd" officeooo:paragraph-rsid="0032d9cd"/>
    </style:style>
    <style:style style:name="P3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3b5b8" officeooo:paragraph-rsid="0033b5b8"/>
    </style:style>
    <style:style style:name="P31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33b5b8" officeooo:paragraph-rsid="0033b5b8"/>
    </style:style>
    <style:style style:name="P3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49d1dc" officeooo:paragraph-rsid="0049d1dc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126653" officeooo:paragraph-rsid="00126653" style:font-weight-asian="bold" style:font-weight-complex="bold"/>
    </style:style>
    <style:style style:name="P34" style:family="paragraph" style:parent-style-name="Standard">
      <style:text-properties style:font-name="Ubuntu Condensed" fo:font-size="12pt" fo:font-weight="bold" officeooo:rsid="000eb036" officeooo:paragraph-rsid="000eb036" style:font-weight-asian="bold" style:font-weight-complex="bold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2fcfcc" officeooo:paragraph-rsid="002fcfcc" style:font-weight-asian="bold" style:font-weight-complex="bold"/>
    </style:style>
    <style:style style:name="P3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3da59b" officeooo:paragraph-rsid="003da59b" style:font-weight-asian="bold" style:font-weight-complex="bold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46ff6b" officeooo:paragraph-rsid="0046ff6b" style:font-weight-asian="bold" style:font-weight-complex="bold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54b99b" officeooo:paragraph-rsid="0054b99b" style:font-weight-asian="bold" style:font-weight-complex="bold"/>
    </style:style>
    <style:style style:name="P39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0bf7d5" officeooo:paragraph-rsid="000bf7d5" style:font-weight-asian="bold" style:font-weight-complex="bold"/>
    </style:style>
    <style:style style:name="P40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ee9d7" officeooo:paragraph-rsid="001ee9d7" style:font-weight-asian="bold" style:font-weight-complex="bold"/>
    </style:style>
    <style:style style:name="P41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fba39" officeooo:paragraph-rsid="001fba39" style:font-weight-asian="bold" style:font-weight-complex="bold"/>
    </style:style>
    <style:style style:name="P42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20b88f" officeooo:paragraph-rsid="0020b88f" style:font-weight-asian="bold" style:font-weight-complex="bold"/>
    </style:style>
    <style:style style:name="P4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44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4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6037e4" officeooo:paragraph-rsid="006037e4"/>
    </style:style>
    <style:style style:name="P4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6037e4" officeooo:paragraph-rsid="006037e4" style:font-weight-asian="bold" style:font-weight-complex="bold"/>
    </style:style>
    <style:style style:name="P4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1557ad" officeooo:paragraph-rsid="001557ad" style:font-weight-asian="bold" style:font-weight-complex="bold"/>
    </style:style>
    <style:style style:name="P48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4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637186" officeooo:paragraph-rsid="0063718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4971"/>
    </style:style>
    <style:style style:name="T4" style:family="text">
      <style:text-properties officeooo:rsid="001a7808"/>
    </style:style>
    <style:style style:name="T5" style:family="text">
      <style:text-properties officeooo:rsid="001bf2a0"/>
    </style:style>
    <style:style style:name="T6" style:family="text">
      <style:text-properties fo:background-color="#77bc65" loext:char-shading-value="0"/>
    </style:style>
    <style:style style:name="T7" style:family="text">
      <style:text-properties fo:background-color="#77bc65" loext:char-shading-value="0"/>
    </style:style>
    <style:style style:name="T8" style:family="text">
      <style:text-properties officeooo:rsid="0033b5b8"/>
    </style:style>
    <style:style style:name="T9" style:family="text">
      <style:text-properties officeooo:rsid="0033d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kdir ecommerce &amp;&amp; cd ecommerce<text:span text:style-name="T5">/</text:span></text:p>
      <text:p text:style-name="P2">npx create-react-app frontend</text:p>
      <text:p text:style-name="P2">cd frontend</text:p>
      <text:p text:style-name="P2">npm start</text:p>
      <text:p text:style-name="P2"/>
      <text:p text:style-name="P34">React Setup</text:p>
      <text:p text:style-name="P2"/>
      <text:p text:style-name="P2">frontend/public/index.html</text:p>
      <text:p text:style-name="P3">&lt;title&gt;<text:span text:style-name="T1">ProShop</text:span>&lt;/title&gt;</text:p>
      <text:p text:style-name="P4"/>
      <text:p text:style-name="P39">DELETE FILES:</text:p>
      <text:p text:style-name="P4">frontend/src/App.css</text:p>
      <text:p text:style-name="P4">frontend/src/setupTests.js</text:p>
      <text:p text:style-name="P4">frontend/src/App.test.js</text:p>
      <text:p text:style-name="P4"/>
      <text:p text:style-name="P4">frontend/src/App.js</text:p>
      <text:p text:style-name="P3">function App() {</text:p>
      <text:p text:style-name="P3"><text:s text:c="2"/>return &lt;div&gt;<text:span text:style-name="T2">My App</text:span>&lt;/div&gt;</text:p>
      <text:p text:style-name="P3">}</text:p>
      <text:p text:style-name="P3"/>
      <text:p text:style-name="P3">export default App</text:p>
      <text:p text:style-name="P4"/>
      <text:p text:style-name="P4">frontend/src/index.css</text:p>
      <text:p text:style-name="P3"/>
      <text:p text:style-name="P4"/>
      <text:p text:style-name="P33">React-Bootstrap Setup, Header &amp; Footer Components</text:p>
      <text:p text:style-name="P4"/>
      <text:p text:style-name="P4">cd frontend/src/</text:p>
      <text:p text:style-name="P4">mkdir components<text:span text:style-name="T3"> &amp;&amp; </text:span><text:span text:style-name="T4">cd </text:span>components/</text:p>
      <text:p text:style-name="P4"/>
      <text:p text:style-name="P4">touch Header.js</text:p>
      <text:p text:style-name="P8">rfce</text:p>
      <text:p text:style-name="P20">import React from 'react'</text:p>
      <text:p text:style-name="P20"/>
      <text:p text:style-name="P20">function Header() {</text:p>
      <text:p text:style-name="P20"><text:s text:c="2"/>return (</text:p>
      <text:p text:style-name="P20"><text:s text:c="4"/>&lt;div&gt;</text:p>
      <text:p text:style-name="P20"><text:s text:c="6"/>&lt;header&gt;Header&lt;/header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Header</text:p>
      <text:p text:style-name="P21"/>
      <text:p text:style-name="P21">touch Footer.js</text:p>
      <text:p text:style-name="P9">rfce</text:p>
      <text:p text:style-name="P20">import React from 'react'</text:p>
      <text:p text:style-name="P20"/>
      <text:p text:style-name="P20">function Footer() {</text:p>
      <text:p text:style-name="P20"><text:s text:c="2"/>return (</text:p>
      <text:p text:style-name="P20"><text:s text:c="4"/>&lt;div&gt;</text:p>
      <text:p text:style-name="P20"><text:s text:c="6"/>&lt;footer&gt;Footer&lt;/footer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Footer</text:p>
      <text:p text:style-name="P21"/>
      <text:p text:style-name="P10">imp</text:p>
      <text:p text:style-name="P21">frontend/src/App.js</text:p>
      <text:p text:style-name="P20">import Header from './components/Header'</text:p>
      <text:p text:style-name="P20">import Footer from './components/Footer'</text:p>
      <text:p text:style-name="P20"/>
      <text:p text:style-name="P20">function App() {</text:p>
      <text:p text:style-name="P20"><text:s text:c="2"/>return (</text:p>
      <text:p text:style-name="P20"><text:s text:c="4"/>&lt;div&gt;</text:p>
      <text:p text:style-name="P20"><text:s text:c="6"/>&lt;Header /&gt;</text:p>
      <text:p text:style-name="P20"><text:s text:c="6"/>&lt;main&gt;</text:p>
      <text:p text:style-name="P20"><text:s text:c="8"/>&lt;h1&gt;Welcome&lt;/h1&gt;</text:p>
      <text:p text:style-name="P20"><text:s text:c="6"/>&lt;/main&gt;</text:p>
      <text:p text:style-name="P20"><text:s text:c="6"/>&lt;Footer /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42">FROM:</text:p>
      <text:p text:style-name="P21">https://bootswatch.com/</text:p>
      <text:p text:style-name="P40">DOWNLOAD FILE:</text:p>
      <text:p text:style-name="P21">https://bootswatch.com/4/lux/bootstrap.min.css</text:p>
      <text:p text:style-name="P41">AND SAVE AS:</text:p>
      <text:p text:style-name="P21">frontend/src/bootstrap.min.css</text:p>
      <text:p text:style-name="P21"/>
      <text:p text:style-name="P21">frontend/src/index.js</text:p>
      <text:p text:style-name="P20">import './index.css'</text:p>
      <text:p text:style-name="P26">import './bootstrap.min.css'</text:p>
      <text:p text:style-name="P21"/>
      <text:p text:style-name="P21">https://react-bootstrap.github.io/getting-started/introduction</text:p>
      <text:p text:style-name="P1"><text:bookmark-start text:name="__DdeLink__498_94355952"/>npm install react-bootstrap<text:bookmark-end text:name="__DdeLink__498_94355952"/></text:p>
      <text:p text:style-name="P21"/>
      <text:p text:style-name="P11">imd</text:p>
      <text:p text:style-name="P21">frontend/src/App.js</text:p>
      <text:p text:style-name="P26">import { Container } from 'react-bootstrap'</text:p>
      <text:p text:style-name="P20">import Header from './components/Header'</text:p>
      <text:p text:style-name="P20">import Footer from './components/Footer'</text:p>
      <text:p text:style-name="P20"/>
      <text:p text:style-name="P20">function App() {</text:p>
      <text:p text:style-name="P20"><text:s text:c="2"/>return (</text:p>
      <text:p text:style-name="P20"><text:s text:c="4"/>&lt;div&gt;</text:p>
      <text:p text:style-name="P20"><text:s text:c="6"/>&lt;Header /&gt;</text:p>
      <text:p text:style-name="P20"><text:s text:c="5"/><text:span text:style-name="T6"><text:s/>&lt;main className='py-3'&gt;</text:span></text:p>
      <text:p text:style-name="P26"><text:s text:c="8"/>&lt;Container&gt;</text:p>
      <text:p text:style-name="P26"><text:s text:c="10"/>&lt;h1&gt;Welcome&lt;/h1&gt;</text:p>
      <text:p text:style-name="P26"><text:s text:c="8"/>&lt;/Container&gt;</text:p>
      <text:p text:style-name="P26"><text:s text:c="6"/>&lt;/main&gt;</text:p>
      <text:p text:style-name="P20"><text:s text:c="6"/>&lt;Footer /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21">https://mdbootstrap.com/docs/react/utilities/spacing/</text:p>
      <text:p text:style-name="P21"/>
      <text:p text:style-name="P12">imd</text:p>
      <text:p text:style-name="P21">frontend/src/components/Footer.js</text:p>
      <text:p text:style-name="P20">import React from 'react'</text:p>
      <text:p text:style-name="P26">import { Container, Row, Col } from 'react-bootstrap'</text:p>
      <text:p text:style-name="P20"/>
      <text:p text:style-name="P20">function Footer() {</text:p>
      <text:p text:style-name="P20"><text:s text:c="2"/>return (</text:p>
      <text:p text:style-name="P20"><text:s text:c="4"/><text:span text:style-name="T6">&lt;footer&gt;</text:span></text:p>
      <text:p text:style-name="P26"><text:s text:c="6"/>&lt;Container&gt;</text:p>
      <text:p text:style-name="P26"><text:s text:c="8"/>&lt;Row&gt;</text:p>
      <text:p text:style-name="P26"><text:s text:c="10"/>&lt;Col className='text-center py-3'&gt;Copyright &amp;copy; ProShop&lt;/Col&gt;</text:p>
      <text:p text:style-name="P26"><text:s text:c="8"/>&lt;/Row&gt;</text:p>
      <text:p text:style-name="P26"><text:s text:c="6"/>&lt;/Container&gt;</text:p>
      <text:p text:style-name="P26"><text:s text:c="4"/>&lt;/footer&gt;</text:p>
      <text:p text:style-name="P20"><text:s text:c="2"/>)</text:p>
      <text:p text:style-name="P20">}</text:p>
      <text:p text:style-name="P20"/>
      <text:p text:style-name="P20">export default Footer</text:p>
      <text:p text:style-name="P21"/>
      <text:p text:style-name="P21">frontend/src/index.css</text:p>
      <text:p text:style-name="P20">main {</text:p>
      <text:p text:style-name="P20"><text:s text:c="2"/><text:span text:style-name="T6">min-height: 80vh;</text:span></text:p>
      <text:p text:style-name="P20">}</text:p>
      <text:p text:style-name="P21"/>
      <text:p text:style-name="P21">https://react-bootstrap.netlify.app/components/navbar/</text:p>
      <text:p text:style-name="P21"><text:bookmark-start text:name="__DdeLink__500_94355952"/>frontend/src/components/Header.js<text:bookmark-end text:name="__DdeLink__500_94355952"/></text:p>
      <text:p text:style-name="P20">import React from 'react'</text:p>
      <text:p text:style-name="P26">import { Navbar, Nav, Container, Row } from 'react-bootstrap'</text:p>
      <text:p text:style-name="P20"/>
      <text:p text:style-name="P20">function Header() {</text:p>
      <text:p text:style-name="P20"><text:s text:c="2"/>return (</text:p>
      <text:p text:style-name="P20"><text:s text:c="4"/><text:span text:style-name="T6">&lt;header&gt;</text:span></text:p>
      <text:p text:style-name="P26"><text:s text:c="6"/>&lt;Navbar bg='light' expand='lg'&gt;</text:p>
      <text:p text:style-name="P26"><text:s text:c="8"/>&lt;Navbar.Brand href='#home'&gt;React-Bootstrap&lt;/Navbar.Brand&gt;</text:p>
      <text:p text:style-name="P26"><text:s text:c="8"/>&lt;Navbar.Toggle aria-controls='basic-navbar-nav' /&gt;</text:p>
      <text:p text:style-name="P26"><text:s text:c="8"/>&lt;Navbar.Collapse id='basic-navbar-nav'&gt;</text:p>
      <text:p text:style-name="P26"><text:s text:c="10"/>&lt;Nav className='mr-auto'&gt;</text:p>
      <text:p text:style-name="P26"><text:s text:c="12"/>&lt;Nav.Link href='#home'&gt;Home&lt;/Nav.Link&gt;</text:p>
      <text:p text:style-name="P26"><text:s text:c="12"/>&lt;Nav.Link href='#link'&gt;Link&lt;/Nav.Link&gt;</text:p>
      <text:p text:style-name="P26"><text:s text:c="10"/>&lt;/Nav&gt;</text:p>
      <text:p text:style-name="P26"><text:s text:c="8"/>&lt;/Navbar.Collapse&gt;</text:p>
      <text:p text:style-name="P26"><text:s text:c="6"/>&lt;/Navbar&gt;</text:p>
      <text:p text:style-name="P26"><text:s text:c="4"/>&lt;/header&gt;</text:p>
      <text:p text:style-name="P20"><text:s text:c="2"/>)</text:p>
      <text:p text:style-name="P20">}</text:p>
      <text:p text:style-name="P20"/>
      <text:p text:style-name="P20">export default Header</text:p>
      <text:p text:style-name="P21"/>
      <text:p text:style-name="P22">frontend/src/components/Header.js</text:p>
      <text:p text:style-name="P23">function Header() {</text:p>
      <text:p text:style-name="P23"><text:s text:c="2"/>return (</text:p>
      <text:p text:style-name="P23"><text:s text:c="4"/>&lt;header&gt;</text:p>
      <text:p text:style-name="P23"><text:s text:c="6"/><text:span text:style-name="T6">&lt;Navbar bg='dark' variant='dark' expand='lg' collapseOnSelect&gt;</text:span></text:p>
      <text:p text:style-name="P23"><text:s text:c="8"/><text:span text:style-name="T6">&lt;Container&gt;</text:span></text:p>
      <text:p text:style-name="P23"><text:s text:c="10"/><text:span text:style-name="T6">&lt;Navbar.Brand href='/'&gt;ProShop&lt;/Navbar.Brand&gt;</text:span></text:p>
      <text:p text:style-name="P23"><text:s text:c="10"/>&lt;Navbar.Toggle aria-controls='basic-navbar-nav' /&gt;</text:p>
      <text:p text:style-name="P23"><text:s text:c="10"/>&lt;Navbar.Collapse id='basic-navbar-nav'&gt;</text:p>
      <text:p text:style-name="P23"><text:s text:c="12"/>&lt;Nav className='mr-auto'&gt;</text:p>
      <text:p text:style-name="P23"><text:s text:c="14"/><text:span text:style-name="T6">&lt;Nav.Link href='/cart'&gt;Cart&lt;/Nav.Link&gt;</text:span></text:p>
      <text:p text:style-name="P23"><text:s text:c="14"/><text:span text:style-name="T6">&lt;Nav.Link href='/login'&gt;Login&lt;/Nav.Link&gt;</text:span></text:p>
      <text:p text:style-name="P23"><text:s text:c="12"/>&lt;/Nav&gt;</text:p>
      <text:p text:style-name="P23"><text:s text:c="10"/>&lt;/Navbar.Collapse&gt;</text:p>
      <text:p text:style-name="P23"><text:s text:c="8"/><text:span text:style-name="T6">&lt;/Container&gt;</text:span></text:p>
      <text:p text:style-name="P23"><text:s text:c="6"/>&lt;/Navbar&gt;</text:p>
      <text:p text:style-name="P23"><text:s text:c="4"/>&lt;/header&gt;</text:p>
      <text:p text:style-name="P23"><text:s text:c="2"/>)</text:p>
      <text:p text:style-name="P23">}</text:p>
      <text:p text:style-name="P22"/>
      <text:p text:style-name="P22">https://cdnjs.com/</text:p>
      <text:p text:style-name="P22">&lt;link rel="stylesheet" href="https://cdnjs.cloudflare.com/ajax/libs/font-awesome/5.15.2/css/all.min.css" /&gt;</text:p>
      <text:p text:style-name="P22"/>
      <text:p text:style-name="P22">frontend/public/index.html</text:p>
      <text:p text:style-name="P23">&lt;link rel="manifest" href="%PUBLIC_URL%/manifest.json" /&gt;</text:p>
      <text:p text:style-name="P27">&lt;link rel="stylesheet" href="https://cdnjs.cloudflare.com/ajax/libs/font-awesome/5.15.2/css/all.min.css" /&gt;</text:p>
      <text:p text:style-name="P22"/>
      <text:p text:style-name="P21">frontend/src/components/Header.js</text:p>
      <text:p text:style-name="P20">function Header() {</text:p>
      <text:p text:style-name="P20"><text:s text:c="2"/>return (</text:p>
      <text:p text:style-name="P20"><text:s text:c="4"/>&lt;header&gt;</text:p>
      <text:p text:style-name="P20"><text:s text:c="6"/>&lt;Navbar bg='dark' variant='dark' expand='lg' collapseOnSelect&gt;</text:p>
      <text:p text:style-name="P20"><text:s text:c="8"/>&lt;Container&gt;</text:p>
      <text:p text:style-name="P20"><text:s text:c="10"/>&lt;Navbar.Brand href='/'&gt;ProShop&lt;/Navbar.Brand&gt;</text:p>
      <text:p text:style-name="P20"><text:s text:c="10"/>&lt;Navbar.Toggle aria-controls='basic-navbar-nav' /&gt;</text:p>
      <text:p text:style-name="P20"><text:s text:c="10"/>&lt;Navbar.Collapse id='basic-navbar-nav'&gt;</text:p>
      <text:p text:style-name="P20"><text:s text:c="12"/>&lt;Nav className='mr-auto'&gt;</text:p>
      <text:p text:style-name="P20"><text:s text:c="14"/>&lt;Nav.Link href='/cart'&gt;</text:p>
      <text:p text:style-name="P20"><text:s text:c="16"/><text:span text:style-name="T6">&lt;i className='fas fa-shopping-cart'&gt;&lt;/i&gt;Cart</text:span></text:p>
      <text:p text:style-name="P20"><text:s text:c="14"/>&lt;/Nav.Link&gt;</text:p>
      <text:p text:style-name="P20"><text:s text:c="14"/>&lt;Nav.Link href='/login'&gt;</text:p>
      <text:p text:style-name="P20"><text:s text:c="16"/><text:span text:style-name="T6">&lt;i className='fas fa-user'&gt;&lt;/i&gt;Login</text:span></text:p>
      <text:p text:style-name="P20"><text:s text:c="14"/>&lt;/Nav.Link&gt;</text:p>
      <text:p text:style-name="P20"><text:s text:c="12"/>&lt;/Nav&gt;</text:p>
      <text:p text:style-name="P20"><text:s text:c="10"/>&lt;/Navbar.Collapse&gt;</text:p>
      <text:p text:style-name="P20"><text:s text:c="8"/>&lt;/Container&gt;</text:p>
      <text:p text:style-name="P20"><text:s text:c="6"/>&lt;/Navbar&gt;</text:p>
      <text:p text:style-name="P20"><text:s text:c="4"/>&lt;/header&gt;</text:p>
      <text:p text:style-name="P20"><text:s text:c="2"/>)</text:p>
      <text:p text:style-name="P20">}</text:p>
      <text:p text:style-name="P21"/>
      <text:p text:style-name="P35">HomeScreen Product Listing</text:p>
      <text:p text:style-name="P21"/>
      <text:p text:style-name="P28">cd frontend/src</text:p>
      <text:p text:style-name="P28">wget https://raw.githubusercontent.com/divanov11/proshop_django/master/frontend/src/products.js</text:p>
      <text:p text:style-name="P28"/>
      <text:p text:style-name="P28">https://downgit.github.io/#/home</text:p>
      <text:p text:style-name="P28">https://github.com/divanov11/proshop_django/tree/master/frontend/public/images</text:p>
      <text:p text:style-name="P5">DOWNLOAD ZIP FOLDER AND UNZIP INTO:</text:p>
      <text:p text:style-name="P28">frontend/public/</text:p>
      <text:p text:style-name="P28"/>
      <text:p text:style-name="P29">cd frontend/src</text:p>
      <text:p text:style-name="P29">mkdir screens<text:span text:style-name="T8"> &amp;&amp; cd screens</text:span></text:p>
      <text:p text:style-name="P29"/>
      <text:p text:style-name="P13">rfce</text:p>
      <text:p text:style-name="P30">touch <text:span text:style-name="T9">HomeScreen</text:span>.js</text:p>
      <text:p text:style-name="P31">import React from 'react'</text:p>
      <text:p text:style-name="P31">import { Row, Col } from 'react-bootstrap'</text:p>
      <text:p text:style-name="P31">import products from '../products'</text:p>
      <text:p text:style-name="P31"/>
      <text:p text:style-name="P31">function HomeScreen() {</text:p>
      <text:p text:style-name="P31"><text:s text:c="2"/>return (</text:p>
      <text:p text:style-name="P31"><text:s text:c="4"/>&lt;div&gt;</text:p>
      <text:p text:style-name="P31"><text:s text:c="6"/>&lt;h1&gt;Latest Products&lt;/h1&gt;</text:p>
      <text:p text:style-name="P31"><text:s text:c="6"/>&lt;Row&gt;</text:p>
      <text:p text:style-name="P31"><text:s text:c="8"/>{products.map((product) =&gt; (</text:p>
      <text:p text:style-name="P31"><text:s text:c="10"/>&lt;Col sm={12} md={6} lg={4} xl={3}&gt;</text:p>
      <text:p text:style-name="P31"><text:s text:c="12"/>&lt;h3&gt;{product.name}&lt;/h3&gt;</text:p>
      <text:p text:style-name="P31"><text:s text:c="10"/>&lt;/Col&gt;</text:p>
      <text:p text:style-name="P31"><text:s text:c="8"/>))}</text:p>
      <text:p text:style-name="P31"><text:s text:c="6"/>&lt;/Row&gt;</text:p>
      <text:p text:style-name="P31"><text:s text:c="4"/>&lt;/div&gt;</text:p>
      <text:p text:style-name="P31"><text:s text:c="2"/>)</text:p>
      <text:p text:style-name="P31">}</text:p>
      <text:p text:style-name="P31"/>
      <text:p text:style-name="P31">export default HomeScreen</text:p>
      <text:p text:style-name="P30"/>
      <text:p text:style-name="P21">frontend/src/App.js</text:p>
      <text:p text:style-name="P20">import { Container } from 'react-bootstrap'</text:p>
      <text:p text:style-name="P20">import Header from './components/Header'</text:p>
      <text:p text:style-name="P20">import Footer from './components/Footer'</text:p>
      <text:p text:style-name="P26">import HomeScreen from './screens/HomeScreen'</text:p>
      <text:p text:style-name="P20"/>
      <text:p text:style-name="P20">function App() {</text:p>
      <text:p text:style-name="P20"><text:s text:c="2"/>return (</text:p>
      <text:p text:style-name="P20"><text:s text:c="4"/>&lt;div&gt;</text:p>
      <text:p text:style-name="P20"><text:s text:c="6"/>&lt;Header /&gt;</text:p>
      <text:p text:style-name="P20"><text:s text:c="6"/>&lt;main className='py-3'&gt;</text:p>
      <text:p text:style-name="P20"><text:s text:c="8"/>&lt;Container&gt;</text:p>
      <text:p text:style-name="P20"><text:s text:c="10"/><text:span text:style-name="T6">&lt;HomeScreen /&gt;</text:span></text:p>
      <text:p text:style-name="P20"><text:s text:c="8"/>&lt;/Container&gt;</text:p>
      <text:p text:style-name="P20"><text:s text:c="6"/>&lt;/main&gt;</text:p>
      <text:p text:style-name="P20"><text:s text:c="6"/>&lt;Footer /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21">frontend/src/screens/HomeScreen.js</text:p>
      <text:p text:style-name="P20">function HomeScreen() {</text:p>
      <text:p text:style-name="P20"><text:s text:c="2"/>return (</text:p>
      <text:p text:style-name="P20"><text:s text:c="4"/>&lt;div&gt;</text:p>
      <text:p text:style-name="P20"><text:s text:c="6"/>&lt;h1&gt;Latest Products&lt;/h1&gt;</text:p>
      <text:p text:style-name="P20"><text:s text:c="6"/>&lt;Row&gt;</text:p>
      <text:p text:style-name="P20"><text:s text:c="8"/>{products.map((product) =&gt; (</text:p>
      <text:p text:style-name="P20"><text:s text:c="10"/><text:span text:style-name="T6">&lt;Col key={product._id} sm={12} md={6} lg={4} xl={3}&gt;</text:span></text:p>
      <text:p text:style-name="P20"><text:s text:c="12"/>&lt;h3&gt;{product.name}&lt;/h3&gt;</text:p>
      <text:p text:style-name="P20"><text:s text:c="10"/>&lt;/Col&gt;</text:p>
      <text:p text:style-name="P20"><text:s text:c="8"/>))}</text:p>
      <text:p text:style-name="P20"><text:s text:c="6"/>&lt;/Row&gt;</text:p>
      <text:p text:style-name="P20"><text:s text:c="4"/>&lt;/div&gt;</text:p>
      <text:p text:style-name="P20"><text:s text:c="2"/>)</text:p>
      <text:p text:style-name="P20">}</text:p>
      <text:p text:style-name="P21"/>
      <text:p text:style-name="P21">cd frontend/src/components/</text:p>
      <text:p text:style-name="P21">touch Product.js </text:p>
      <text:p text:style-name="P14">rfce</text:p>
      <text:p text:style-name="P15">imd</text:p>
      <text:p text:style-name="P20">import React from 'react'</text:p>
      <text:p text:style-name="P20">import { Card } from 'react-bootstrap'</text:p>
      <text:p text:style-name="P20"/>
      <text:p text:style-name="P20">function Product() {</text:p>
      <text:p text:style-name="P20"><text:s text:c="2"/>return &lt;Card className='my-3 p-3 rounded'&gt;Product&lt;/Card&gt;</text:p>
      <text:p text:style-name="P20">}</text:p>
      <text:p text:style-name="P20"/>
      <text:p text:style-name="P20">export default Product</text:p>
      <text:p text:style-name="P21"/>
      <text:p text:style-name="P21">frontend/src/screens/HomeScreen.js</text:p>
      <text:p text:style-name="P20">import React from 'react'</text:p>
      <text:p text:style-name="P20">import { Row, Col } from 'react-bootstrap'</text:p>
      <text:p text:style-name="P20">import products from '../products'</text:p>
      <text:p text:style-name="P26">import Product from '../components/Product'</text:p>
      <text:p text:style-name="P20"/>
      <text:p text:style-name="P20">function HomeScreen() {</text:p>
      <text:p text:style-name="P20"><text:s text:c="2"/>return (</text:p>
      <text:p text:style-name="P20"><text:s text:c="4"/>&lt;div&gt;</text:p>
      <text:p text:style-name="P20"><text:s text:c="6"/>&lt;h1&gt;Latest Products&lt;/h1&gt;</text:p>
      <text:p text:style-name="P20"><text:s text:c="6"/>&lt;Row&gt;</text:p>
      <text:p text:style-name="P20"><text:s text:c="8"/>{products.map((product) =&gt; (</text:p>
      <text:p text:style-name="P20"><text:s text:c="10"/>&lt;Col key={product._id} sm={12} md={6} lg={4} xl={3}&gt;</text:p>
      <text:p text:style-name="P20"><text:s text:c="12"/><text:span text:style-name="T6">&lt;Product product={product} /&gt;</text:span></text:p>
      <text:p text:style-name="P20"><text:s text:c="10"/>&lt;/Col&gt;</text:p>
      <text:p text:style-name="P20"><text:s text:c="8"/>))}</text:p>
      <text:p text:style-name="P20"><text:s text:c="6"/>&lt;/Row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HomeScreen</text:p>
      <text:p text:style-name="P21"/>
      <text:p text:style-name="P21">frontend/src/components/Product.js</text:p>
      <text:p text:style-name="P20">import React from 'react'</text:p>
      <text:p text:style-name="P20">import { Card } from 'react-bootstrap'</text:p>
      <text:p text:style-name="P20"/>
      <text:p text:style-name="P26">function Product({ product }) {</text:p>
      <text:p text:style-name="P26"><text:s text:c="2"/>return (</text:p>
      <text:p text:style-name="P26"><text:s text:c="4"/>&lt;Card className='my-3 p-3 rounded'&gt;</text:p>
      <text:p text:style-name="P26"><text:s text:c="6"/>&lt;a href={`/product/${product._id}`}&gt;</text:p>
      <text:p text:style-name="P26"><text:s text:c="8"/>&lt;Card.Img src={product.image} /&gt;</text:p>
      <text:p text:style-name="P26"><text:s text:c="6"/>&lt;/a&gt;</text:p>
      <text:p text:style-name="P26"><text:s text:c="4"/>&lt;/Card&gt;</text:p>
      <text:p text:style-name="P26"><text:s text:c="2"/>)</text:p>
      <text:p text:style-name="P26">}</text:p>
      <text:p text:style-name="P20"/>
      <text:p text:style-name="P20">export default Product</text:p>
      <text:p text:style-name="P21"/>
      <text:p text:style-name="P21"><text:bookmark-start text:name="__DdeLink__3275_2428649895"/>frontend/src/components/Product.js<text:bookmark-end text:name="__DdeLink__3275_2428649895"/></text:p>
      <text:p text:style-name="P20">import React from 'react'</text:p>
      <text:p text:style-name="P20">import { Card } from 'react-bootstrap'</text:p>
      <text:p text:style-name="P20"/>
      <text:p text:style-name="P20">function Product({ product }) {</text:p>
      <text:p text:style-name="P20"><text:s text:c="2"/>return (</text:p>
      <text:p text:style-name="P20"><text:s text:c="4"/>&lt;Card className='my-3 p-3 rounded'&gt;</text:p>
      <text:p text:style-name="P20"><text:s text:c="6"/>&lt;a href={`/product/${product._id}`}&gt;</text:p>
      <text:p text:style-name="P20"><text:s text:c="8"/>&lt;Card.Img src={product.image} /&gt;</text:p>
      <text:p text:style-name="P20"><text:s text:c="6"/>&lt;/a&gt;</text:p>
      <text:p text:style-name="P26"><text:s text:c="6"/>&lt;Card.Body&gt;</text:p>
      <text:p text:style-name="P26"><text:s text:c="8"/>&lt;a href={`/product/${product._id}`}&gt;</text:p>
      <text:p text:style-name="P26"><text:s text:c="10"/>&lt;Card.Title as='div'&gt;</text:p>
      <text:p text:style-name="P26"><text:s text:c="12"/>&lt;strong&gt;{product.name}&lt;/strong&gt;</text:p>
      <text:p text:style-name="P26"><text:s text:c="10"/>&lt;/Card.Title&gt;</text:p>
      <text:p text:style-name="P26"><text:s text:c="8"/>&lt;/a&gt;</text:p>
      <text:p text:style-name="P26"><text:s text:c="8"/>&lt;Card.Text as='div'&gt;</text:p>
      <text:p text:style-name="P26"><text:s text:c="10"/>&lt;div className='my-3'&gt;</text:p>
      <text:p text:style-name="P26"><text:s text:c="12"/>{product.rating} from {product.numReviews} reviews</text:p>
      <text:p text:style-name="P26"><text:s text:c="10"/>&lt;/div&gt;</text:p>
      <text:p text:style-name="P26"><text:s text:c="8"/>&lt;/Card.Text&gt;</text:p>
      <text:p text:style-name="P26"><text:s text:c="6"/>&lt;/Card.Body&gt;</text:p>
      <text:p text:style-name="P20"><text:s text:c="4"/>&lt;/Card&gt;</text:p>
      <text:p text:style-name="P20"><text:s text:c="2"/>)</text:p>
      <text:p text:style-name="P20">}</text:p>
      <text:p text:style-name="P20"/>
      <text:p text:style-name="P20">export default Product</text:p>
      <text:p text:style-name="P21"/>
      <text:p text:style-name="P21">frontend/src/components/Product.js</text:p>
      <text:p text:style-name="P20">import React from 'react'</text:p>
      <text:p text:style-name="P20">import { Card } from 'react-bootstrap'</text:p>
      <text:p text:style-name="P20"/>
      <text:p text:style-name="P20">function Product({ product }) {</text:p>
      <text:p text:style-name="P20"><text:s text:c="2"/>return (</text:p>
      <text:p text:style-name="P20"><text:s text:c="4"/>&lt;Card className='my-3 p-3 rounded'&gt;</text:p>
      <text:p text:style-name="P20"><text:s text:c="6"/>&lt;a href={`/product/${product._id}`}&gt;</text:p>
      <text:p text:style-name="P20"><text:s text:c="8"/>&lt;Card.Img src={product.image} /&gt;</text:p>
      <text:p text:style-name="P20"><text:s text:c="6"/>&lt;/a&gt;</text:p>
      <text:p text:style-name="P20"><text:s text:c="6"/>&lt;Card.Body&gt;</text:p>
      <text:p text:style-name="P20"><text:s text:c="8"/>&lt;a href={`/product/${product._id}`}&gt;</text:p>
      <text:p text:style-name="P20"><text:s text:c="10"/>&lt;Card.Title as='div'&gt;</text:p>
      <text:p text:style-name="P20"><text:s text:c="12"/>&lt;strong&gt;{product.name}&lt;/strong&gt;</text:p>
      <text:p text:style-name="P20"><text:s text:c="10"/>&lt;/Card.Title&gt;</text:p>
      <text:p text:style-name="P20"><text:s text:c="8"/>&lt;/a&gt;</text:p>
      <text:p text:style-name="P20"><text:s text:c="8"/>&lt;Card.Text as='div'&gt;</text:p>
      <text:p text:style-name="P20"><text:s text:c="10"/>&lt;div className='my-3'&gt;</text:p>
      <text:p text:style-name="P20"><text:s text:c="12"/>{product.rating} from {product.numReviews} reviews</text:p>
      <text:p text:style-name="P20"><text:s text:c="10"/>&lt;/div&gt;</text:p>
      <text:p text:style-name="P20"><text:s text:c="8"/>&lt;/Card.Text&gt;</text:p>
      <text:p text:style-name="P26"><text:s text:c="8"/>&lt;Card.Text as='h3'&gt;${product.price}&lt;/Card.Text&gt;</text:p>
      <text:p text:style-name="P20"><text:s text:c="6"/>&lt;/Card.Body&gt;</text:p>
      <text:p text:style-name="P20"><text:s text:c="4"/>&lt;/Card&gt;</text:p>
      <text:p text:style-name="P20"><text:s text:c="2"/>)</text:p>
      <text:p text:style-name="P20">}</text:p>
      <text:p text:style-name="P20"/>
      <text:p text:style-name="P20">export default Product</text:p>
      <text:p text:style-name="P21"/>
      <text:p text:style-name="P36">Rating Component</text:p>
      <text:p text:style-name="P21"/>
      <text:p text:style-name="P21">cd frontend/src/components/</text:p>
      <text:p text:style-name="P21">touch Rating.js</text:p>
      <text:p text:style-name="P16">rfce</text:p>
      <text:p text:style-name="P20">import React from 'react'</text:p>
      <text:p text:style-name="P20"/>
      <text:p text:style-name="P20">function Rating({ value, text, color }) {</text:p>
      <text:p text:style-name="P20"><text:s text:c="2"/>return (</text:p>
      <text:p text:style-name="P20"><text:s text:c="4"/>&lt;div className='rating'&gt;</text:p>
      <text:p text:style-name="P20"><text:s text:c="6"/>&lt;span&gt;</text:p>
      <text:p text:style-name="P20"><text:s text:c="8"/>&lt;i</text:p>
      <text:p text:style-name="P20"><text:s text:c="10"/>style={{ color }}</text:p>
      <text:p text:style-name="P20"><text:s text:c="10"/>className={</text:p>
      <text:p text:style-name="P20"><text:s text:c="12"/>value &gt;= 1</text:p>
      <text:p text:style-name="P20"><text:s text:c="14"/>? 'fas fa-star'</text:p>
      <text:p text:style-name="P20"><text:s text:c="14"/>: value &gt;= 0.5</text:p>
      <text:p text:style-name="P20"><text:s text:c="14"/>? 'fas fa-star-half-alt'</text:p>
      <text:p text:style-name="P20"><text:s text:c="14"/>: 'far fa-star'</text:p>
      <text:p text:style-name="P20"><text:s text:c="10"/>}</text:p>
      <text:p text:style-name="P20"><text:s text:c="8"/>&gt;&lt;/i&gt;</text:p>
      <text:p text:style-name="P20"><text:s text:c="6"/>&lt;/span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Rating</text:p>
      <text:p text:style-name="P21"/>
      <text:p text:style-name="P21">frontend/src/components/Product.js</text:p>
      <text:p text:style-name="P20">import React from 'react'</text:p>
      <text:p text:style-name="P20">import { Card } from 'react-bootstrap'</text:p>
      <text:p text:style-name="P26">import Rating from './Rating'</text:p>
      <text:p text:style-name="P20"/>
      <text:p text:style-name="P20">function Product({ product }) {</text:p>
      <text:p text:style-name="P20"><text:s text:c="2"/>return (</text:p>
      <text:p text:style-name="P20"><text:s text:c="4"/>&lt;Card className='my-3 p-3 rounded'&gt;</text:p>
      <text:p text:style-name="P20"><text:s text:c="6"/>&lt;a href={`/product/${product._id}`}&gt;</text:p>
      <text:p text:style-name="P20"><text:s text:c="8"/>&lt;Card.Img src={product.image} /&gt;</text:p>
      <text:p text:style-name="P20"><text:s text:c="6"/>&lt;/a&gt;</text:p>
      <text:p text:style-name="P20"><text:s text:c="6"/>&lt;Card.Body&gt;</text:p>
      <text:p text:style-name="P20"><text:s text:c="8"/>&lt;a href={`/product/${product._id}`}&gt;</text:p>
      <text:p text:style-name="P20"><text:s text:c="10"/>&lt;Card.Title as='div'&gt;</text:p>
      <text:p text:style-name="P20"><text:s text:c="12"/>&lt;strong&gt;{product.name}&lt;/strong&gt;</text:p>
      <text:p text:style-name="P20"><text:s text:c="10"/>&lt;/Card.Title&gt;</text:p>
      <text:p text:style-name="P20"><text:s text:c="8"/>&lt;/a&gt;</text:p>
      <text:p text:style-name="P20"><text:s text:c="8"/>&lt;Card.Text as='div'&gt;</text:p>
      <text:p text:style-name="P20"><text:s text:c="10"/>&lt;div className='my-3'&gt;</text:p>
      <text:p text:style-name="P20"><text:s text:c="12"/><text:span text:style-name="T6">&lt;Rating</text:span></text:p>
      <text:p text:style-name="P26"><text:s text:c="14"/>value={product.rating}</text:p>
      <text:p text:style-name="P26"><text:s text:c="14"/>text={`${product.numReviews} reviews`}</text:p>
      <text:p text:style-name="P26"><text:s text:c="14"/>color={'#f8e825'}</text:p>
      <text:p text:style-name="P26"><text:s text:c="12"/>/&gt;</text:p>
      <text:p text:style-name="P20"><text:s text:c="10"/>&lt;/div&gt;</text:p>
      <text:p text:style-name="P20"><text:s text:c="8"/>&lt;/Card.Text&gt;</text:p>
      <text:p text:style-name="P20"><text:s text:c="8"/>&lt;Card.Text as='h3'&gt;${product.price}&lt;/Card.Text&gt;</text:p>
      <text:p text:style-name="P20"><text:s text:c="6"/>&lt;/Card.Body&gt;</text:p>
      <text:p text:style-name="P20"><text:s text:c="4"/>&lt;/Card&gt;</text:p>
      <text:p text:style-name="P20"><text:s text:c="2"/>)</text:p>
      <text:p text:style-name="P20">}</text:p>
      <text:p text:style-name="P20"/>
      <text:p text:style-name="P20">export default Product</text:p>
      <text:p text:style-name="P21"/>
      <text:p text:style-name="P21">frontend/src/components/Rating.js</text:p>
      <text:p text:style-name="P20">import React from 'react'</text:p>
      <text:p text:style-name="P20"/>
      <text:p text:style-name="P20">function Rating({ value, text, color }) {</text:p>
      <text:p text:style-name="P20"><text:s text:c="2"/>return (</text:p>
      <text:p text:style-name="P20"><text:s text:c="4"/>&lt;div className='rating'&gt;</text:p>
      <text:p text:style-name="P20"><text:s text:c="6"/>&lt;span&gt;</text:p>
      <text:p text:style-name="P20"><text:s text:c="8"/>&lt;i</text:p>
      <text:p text:style-name="P20"><text:s text:c="10"/>style={{ color }}</text:p>
      <text:p text:style-name="P20"><text:s text:c="10"/>className={</text:p>
      <text:p text:style-name="P20"><text:s text:c="12"/>value &gt;= 1</text:p>
      <text:p text:style-name="P20"><text:s text:c="14"/>? 'fas fa-star'</text:p>
      <text:p text:style-name="P20"><text:s text:c="14"/>: value &gt;= 0.5</text:p>
      <text:p text:style-name="P20"><text:s text:c="14"/>? 'fas fa-star-half-alt'</text:p>
      <text:p text:style-name="P20"><text:s text:c="14"/>: 'far fa-star'</text:p>
      <text:p text:style-name="P20"><text:s text:c="10"/>}</text:p>
      <text:p text:style-name="P20"><text:s text:c="8"/>&gt;&lt;/i&gt;</text:p>
      <text:p text:style-name="P20"><text:s text:c="6"/>&lt;/span&gt;</text:p>
      <text:p text:style-name="P20"><text:s text:c="6"/><text:span text:style-name="T6">&lt;span&gt;</text:span></text:p>
      <text:p text:style-name="P26"><text:s text:c="8"/>&lt;i</text:p>
      <text:p text:style-name="P26"><text:s text:c="10"/>style={{ color }}</text:p>
      <text:p text:style-name="P26"><text:s text:c="10"/>className={</text:p>
      <text:p text:style-name="P26"><text:s text:c="12"/><text:span text:style-name="T1">value &gt;= 2</text:span></text:p>
      <text:p text:style-name="P26"><text:s text:c="14"/>? 'fas fa-star'</text:p>
      <text:p text:style-name="P26"><text:s text:c="13"/><text:span text:style-name="T1"><text:s/>: value &gt;= 1.5</text:span></text:p>
      <text:p text:style-name="P26"><text:s text:c="14"/>? 'fas fa-star-half-alt'</text:p>
      <text:p text:style-name="P26"><text:s text:c="14"/>: 'far fa-star'</text:p>
      <text:p text:style-name="P26"><text:s text:c="10"/>}</text:p>
      <text:p text:style-name="P26"><text:s text:c="8"/>&gt;&lt;/i&gt;</text:p>
      <text:p text:style-name="P26"><text:s text:c="6"/>&lt;/span&gt;</text:p>
      <text:p text:style-name="P26"><text:s text:c="6"/>&lt;span&gt;</text:p>
      <text:p text:style-name="P26"><text:s text:c="8"/>&lt;i</text:p>
      <text:p text:style-name="P26"><text:s text:c="10"/>style={{ color }}</text:p>
      <text:p text:style-name="P26"><text:s text:c="10"/>className={</text:p>
      <text:p text:style-name="P26"><text:s text:c="12"/><text:span text:style-name="T1">value &gt;= 3</text:span></text:p>
      <text:p text:style-name="P26"><text:s text:c="14"/>? 'fas fa-star'</text:p>
      <text:p text:style-name="P6"><text:s text:c="14"/>: value &gt;= 2.5</text:p>
      <text:p text:style-name="P26"><text:s text:c="14"/>? 'fas fa-star-half-alt'</text:p>
      <text:p text:style-name="P26"><text:s text:c="14"/>: 'far fa-star'</text:p>
      <text:p text:style-name="P26"><text:s text:c="10"/>}</text:p>
      <text:p text:style-name="P26"><text:s text:c="8"/>&gt;&lt;/i&gt;</text:p>
      <text:p text:style-name="P26"><text:s text:c="6"/>&lt;/span&gt;</text:p>
      <text:p text:style-name="P26"><text:s text:c="6"/>&lt;span&gt;</text:p>
      <text:p text:style-name="P26"><text:s text:c="8"/>&lt;i</text:p>
      <text:p text:style-name="P26"><text:s text:c="10"/>style={{ color }}</text:p>
      <text:p text:style-name="P26"><text:s text:c="10"/>className={</text:p>
      <text:p text:style-name="P6"><text:s text:c="12"/>value &gt;= 4</text:p>
      <text:p text:style-name="P26"><text:s text:c="14"/>? 'fas fa-star'</text:p>
      <text:p text:style-name="P6"><text:s text:c="14"/>: value &gt;= 3.5</text:p>
      <text:p text:style-name="P26"><text:s text:c="14"/>? 'fas fa-star-half-alt'</text:p>
      <text:p text:style-name="P26"><text:s text:c="14"/>: 'far fa-star'</text:p>
      <text:p text:style-name="P26"><text:s text:c="10"/>}</text:p>
      <text:p text:style-name="P26"><text:s text:c="8"/>&gt;&lt;/i&gt;</text:p>
      <text:p text:style-name="P26"><text:s text:c="6"/>&lt;/span&gt;</text:p>
      <text:p text:style-name="P26"><text:s text:c="6"/>&lt;span&gt;</text:p>
      <text:p text:style-name="P26"><text:s text:c="8"/>&lt;i</text:p>
      <text:p text:style-name="P26"><text:s text:c="10"/>style={{ color }}</text:p>
      <text:p text:style-name="P26"><text:s text:c="10"/>className={</text:p>
      <text:p text:style-name="P6"><text:s text:c="12"/>value &gt;= 5</text:p>
      <text:p text:style-name="P26"><text:s text:c="14"/>? 'fas fa-star'</text:p>
      <text:p text:style-name="P6"><text:s text:c="14"/>: value &gt;= 4.5</text:p>
      <text:p text:style-name="P26"><text:s text:c="14"/>? 'fas fa-star-half-alt'</text:p>
      <text:p text:style-name="P26"><text:s text:c="14"/>: 'far fa-star'</text:p>
      <text:p text:style-name="P26"><text:s text:c="10"/>}</text:p>
      <text:p text:style-name="P26"><text:s text:c="8"/>&gt;&lt;/i&gt;</text:p>
      <text:p text:style-name="P26"><text:s text:c="6"/>&lt;/span&gt;</text:p>
      <text:p text:style-name="P7"><text:s text:c="6"/>&lt;span&gt;{text &amp;&amp; text}&lt;/span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Rating</text:p>
      <text:p text:style-name="P21"/>
      <text:p text:style-name="P21">frontend/src/index.css</text:p>
      <text:p text:style-name="P20">main {</text:p>
      <text:p text:style-name="P20"><text:s text:c="2"/>min-height: 80vh;</text:p>
      <text:p text:style-name="P20">}</text:p>
      <text:p text:style-name="P20"/>
      <text:p text:style-name="P20">h3 {</text:p>
      <text:p text:style-name="P20"><text:s text:c="2"/><text:span text:style-name="T6">padding: 1rem 0;</text:span></text:p>
      <text:p text:style-name="P20">}</text:p>
      <text:p text:style-name="P20"/>
      <text:p text:style-name="P20">.rating span {</text:p>
      <text:p text:style-name="P20"><text:s text:c="2"/><text:span text:style-name="T6">margin: 0.1rem;</text:span></text:p>
      <text:p text:style-name="P20">}</text:p>
      <text:p text:style-name="P21"/>
      <text:p text:style-name="P37">Implementing React Router</text:p>
      <text:p text:style-name="P21"/>
      <text:p text:style-name="P32">cd frontend</text:p>
      <text:p text:style-name="P32">npm install react-router-dom react-router-bootstrap</text:p>
      <text:p text:style-name="P21"/>
      <text:p text:style-name="P21">frontend/src/App.js</text:p>
      <text:p text:style-name="P20">import { Container } from 'react-bootstrap'</text:p>
      <text:p text:style-name="P26">import { BrowserRouter as Router, Route } from 'react-router-dom'</text:p>
      <text:p text:style-name="P20">import Header from './components/Header'</text:p>
      <text:p text:style-name="P20">import Footer from './components/Footer'</text:p>
      <text:p text:style-name="P20">import HomeScreen from './screens/HomeScreen'</text:p>
      <text:p text:style-name="P20"/>
      <text:p text:style-name="P20">function App() {</text:p>
      <text:p text:style-name="P20"><text:s text:c="2"/>return (</text:p>
      <text:p text:style-name="P20"><text:s text:c="4"/><text:span text:style-name="T6">&lt;Router&gt;</text:span></text:p>
      <text:p text:style-name="P20"><text:s text:c="6"/>&lt;Header /&gt;</text:p>
      <text:p text:style-name="P20"><text:s text:c="6"/>&lt;main className='py-3'&gt;</text:p>
      <text:p text:style-name="P20"><text:s text:c="8"/>&lt;Container&gt;</text:p>
      <text:p text:style-name="P20"><text:s text:c="10"/><text:span text:style-name="T6">&lt;Route path='/' component={HomeScreen} exact /&gt;</text:span></text:p>
      <text:p text:style-name="P20"><text:s text:c="8"/>&lt;/Container&gt;</text:p>
      <text:p text:style-name="P20"><text:s text:c="6"/>&lt;/main&gt;</text:p>
      <text:p text:style-name="P20"><text:s text:c="6"/>&lt;Footer /&gt;</text:p>
      <text:p text:style-name="P20"><text:s text:c="4"/><text:span text:style-name="T6">&lt;/Router&gt;</text:span>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21">cd frontend/src/screens/</text:p>
      <text:p text:style-name="P21">touch ProductScreen.js</text:p>
      <text:p text:style-name="P17">rfce</text:p>
      <text:p text:style-name="P20">import React from 'react'</text:p>
      <text:p text:style-name="P20"/>
      <text:p text:style-name="P20">function ProductScreen() {</text:p>
      <text:p text:style-name="P20"><text:s text:c="2"/>return &lt;div&gt;Product&lt;/div&gt;</text:p>
      <text:p text:style-name="P20">}</text:p>
      <text:p text:style-name="P20"/>
      <text:p text:style-name="P20">export default ProductScreen</text:p>
      <text:p text:style-name="P21"/>
      <text:p text:style-name="P21">frontend/src/App.js</text:p>
      <text:p text:style-name="P20">import { Container } from 'react-bootstrap'</text:p>
      <text:p text:style-name="P20">import { BrowserRouter as Router, Route } from 'react-router-dom'</text:p>
      <text:p text:style-name="P20">import Header from './components/Header'</text:p>
      <text:p text:style-name="P20">import Footer from './components/Footer'</text:p>
      <text:p text:style-name="P20">import HomeScreen from './screens/HomeScreen'</text:p>
      <text:p text:style-name="P26">import ProductScreen from './screens/ProductScreen'</text:p>
      <text:p text:style-name="P20"/>
      <text:p text:style-name="P20">function App() {</text:p>
      <text:p text:style-name="P20"><text:s text:c="2"/>return (</text:p>
      <text:p text:style-name="P20"><text:s text:c="4"/>&lt;Router&gt;</text:p>
      <text:p text:style-name="P20"><text:s text:c="6"/>&lt;Header /&gt;</text:p>
      <text:p text:style-name="P20"><text:s text:c="6"/>&lt;main className='py-3'&gt;</text:p>
      <text:p text:style-name="P20"><text:s text:c="8"/>&lt;Container&gt;</text:p>
      <text:p text:style-name="P20"><text:s text:c="10"/>&lt;Route path='/' component={HomeScreen} exact /&gt;</text:p>
      <text:p text:style-name="P20"><text:s text:c="10"/><text:span text:style-name="T6">&lt;Route path='/product/:id' component={ProductScreen} /&gt;</text:span></text:p>
      <text:p text:style-name="P20"><text:s text:c="8"/>&lt;/Container&gt;</text:p>
      <text:p text:style-name="P20"><text:s text:c="6"/>&lt;/main&gt;</text:p>
      <text:p text:style-name="P20"><text:s text:c="6"/>&lt;Footer /&gt;</text:p>
      <text:p text:style-name="P20"><text:s text:c="4"/>&lt;/Router&gt;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21">frontend/src/components/Product.js</text:p>
      <text:p text:style-name="P18">imd</text:p>
      <text:p text:style-name="P20">import React from 'react'</text:p>
      <text:p text:style-name="P20">import { Card } from 'react-bootstrap'</text:p>
      <text:p text:style-name="P26">import { Link } from 'react-router-dom'</text:p>
      <text:p text:style-name="P20">import Rating from './Rating'</text:p>
      <text:p text:style-name="P20"/>
      <text:p text:style-name="P20">function Product({ product }) {</text:p>
      <text:p text:style-name="P20"><text:s text:c="2"/>return (</text:p>
      <text:p text:style-name="P20"><text:s text:c="4"/>&lt;Card className='my-3 p-3 rounded'&gt;</text:p>
      <text:p text:style-name="P20"><text:s text:c="6"/><text:span text:style-name="T6">&lt;Link to={`/product/${product._id}`}&gt;</text:span></text:p>
      <text:p text:style-name="P20"><text:s text:c="8"/>&lt;Card.Img src={product.image} /&gt;</text:p>
      <text:p text:style-name="P20"><text:s text:c="6"/><text:span text:style-name="T6">&lt;/Link&gt;</text:span></text:p>
      <text:p text:style-name="P20"><text:s text:c="6"/>&lt;Card.Body&gt;</text:p>
      <text:p text:style-name="P20"><text:s text:c="8"/><text:span text:style-name="T6">&lt;Link to={`/product/${product._id}`}&gt;</text:span></text:p>
      <text:p text:style-name="P20"><text:s text:c="10"/>&lt;Card.Title as='div'&gt;</text:p>
      <text:p text:style-name="P20"><text:s text:c="12"/>&lt;strong&gt;{product.name}&lt;/strong&gt;</text:p>
      <text:p text:style-name="P20"><text:s text:c="10"/>&lt;/Card.Title&gt;</text:p>
      <text:p text:style-name="P20"><text:s text:c="8"/><text:span text:style-name="T6">&lt;/Link&gt;</text:span></text:p>
      <text:p text:style-name="P20"><text:s text:c="8"/>&lt;Card.Text as='div'&gt;</text:p>
      <text:p text:style-name="P20"><text:s text:c="10"/>&lt;div className='my-3'&gt;</text:p>
      <text:p text:style-name="P20"><text:s text:c="12"/>&lt;Rating</text:p>
      <text:p text:style-name="P20"><text:s text:c="14"/>value={product.rating}</text:p>
      <text:p text:style-name="P20"><text:s text:c="14"/>text={`${product.numReviews} reviews`}</text:p>
      <text:p text:style-name="P20"><text:s text:c="14"/>color={'#f8e825'}</text:p>
      <text:p text:style-name="P20"><text:s text:c="12"/>/&gt;</text:p>
      <text:p text:style-name="P20"><text:s text:c="10"/>&lt;/div&gt;</text:p>
      <text:p text:style-name="P20"><text:s text:c="8"/>&lt;/Card.Text&gt;</text:p>
      <text:p text:style-name="P20"><text:s text:c="8"/>&lt;Card.Text as='h3'&gt;${product.price}&lt;/Card.Text&gt;</text:p>
      <text:p text:style-name="P20"><text:s text:c="6"/>&lt;/Card.Body&gt;</text:p>
      <text:p text:style-name="P20"><text:s text:c="4"/>&lt;/Card&gt;</text:p>
      <text:p text:style-name="P20"><text:s text:c="2"/>)</text:p>
      <text:p text:style-name="P20">}</text:p>
      <text:p text:style-name="P20"/>
      <text:p text:style-name="P20">export default Product</text:p>
      <text:p text:style-name="P21"/>
      <text:p text:style-name="P21">frontend/src/components/Header.js</text:p>
      <text:p text:style-name="P19">imd</text:p>
      <text:p text:style-name="P20">import React from 'react'</text:p>
      <text:p text:style-name="P20">import { Navbar, Nav, Container, Row } from 'react-bootstrap'</text:p>
      <text:p text:style-name="P26">import { LinkContainer } from 'react-router-bootstrap'</text:p>
      <text:p text:style-name="P20"/>
      <text:p text:style-name="P20">function Header() {</text:p>
      <text:p text:style-name="P20"><text:s text:c="2"/>return (</text:p>
      <text:p text:style-name="P20"><text:s text:c="4"/>&lt;header&gt;</text:p>
      <text:p text:style-name="P20"><text:s text:c="6"/>&lt;Navbar bg='dark' variant='dark' expand='lg' collapseOnSelect&gt;</text:p>
      <text:p text:style-name="P20"><text:s text:c="8"/>&lt;Container&gt;</text:p>
      <text:p text:style-name="P20"><text:s text:c="10"/><text:span text:style-name="T6">&lt;LinkContainer to='/'&gt;</text:span></text:p>
      <text:p text:style-name="P20"><text:s text:c="12"/>&lt;Navbar.Brand&gt;ProShop&lt;/Navbar.Brand&gt;</text:p>
      <text:p text:style-name="P20"><text:s text:c="10"/><text:span text:style-name="T6">&lt;/LinkContainer&gt;</text:span></text:p>
      <text:p text:style-name="P20"><text:s text:c="10"/>&lt;Navbar.Toggle aria-controls='basic-navbar-nav' /&gt;</text:p>
      <text:p text:style-name="P20"><text:s text:c="10"/>&lt;Navbar.Collapse id='basic-navbar-nav'&gt;</text:p>
      <text:p text:style-name="P20"><text:s text:c="12"/>&lt;Nav className='mr-auto'&gt;</text:p>
      <text:p text:style-name="P20"><text:s text:c="14"/><text:span text:style-name="T6">&lt;LinkContainer to='/cart'&gt;</text:span></text:p>
      <text:p text:style-name="P20"><text:s text:c="16"/>&lt;Nav.Link&gt;</text:p>
      <text:p text:style-name="P20"><text:s text:c="18"/>&lt;i className='fas fa-shopping-cart'&gt;&lt;/i&gt;Cart</text:p>
      <text:p text:style-name="P20"><text:s text:c="16"/>&lt;/Nav.Link&gt;</text:p>
      <text:p text:style-name="P20"><text:s text:c="14"/><text:span text:style-name="T6">&lt;/LinkContainer&gt;</text:span></text:p>
      <text:p text:style-name="P20"><text:s text:c="14"/><text:span text:style-name="T6">&lt;LinkContainer to='/login'&gt;</text:span></text:p>
      <text:p text:style-name="P20"><text:s text:c="16"/>&lt;Nav.Link&gt;</text:p>
      <text:p text:style-name="P20"><text:s text:c="18"/>&lt;i className='fas fa-user'&gt;&lt;/i&gt;Login</text:p>
      <text:p text:style-name="P20"><text:s text:c="16"/>&lt;/Nav.Link&gt;</text:p>
      <text:p text:style-name="P20"><text:s text:c="14"/><text:span text:style-name="T6">&lt;/LinkContainer&gt;</text:span></text:p>
      <text:p text:style-name="P20"><text:s text:c="12"/>&lt;/Nav&gt;</text:p>
      <text:p text:style-name="P20"><text:s text:c="10"/>&lt;/Navbar.Collapse&gt;</text:p>
      <text:p text:style-name="P20"><text:s text:c="8"/>&lt;/Container&gt;</text:p>
      <text:p text:style-name="P20"><text:s text:c="6"/>&lt;/Navbar&gt;</text:p>
      <text:p text:style-name="P20"><text:s text:c="4"/>&lt;/header&gt;</text:p>
      <text:p text:style-name="P20"><text:s text:c="2"/>)</text:p>
      <text:p text:style-name="P20">}</text:p>
      <text:p text:style-name="P20"/>
      <text:p text:style-name="P20">export default Header</text:p>
      <text:p text:style-name="P21"/>
      <text:p text:style-name="P38">Product Detail Screen</text:p>
      <text:p text:style-name="P21"/>
      <text:p text:style-name="P21">frontend/src/screens/ProductScreen.js</text:p>
      <text:p text:style-name="P20">import React from 'react'</text:p>
      <text:p text:style-name="P26">import { Link } from 'react-router-dom'</text:p>
      <text:p text:style-name="P26">import { Row, Col, Image, ListGroup, Button, Card } from 'react-bootstrap'</text:p>
      <text:p text:style-name="P26">import Rating from '../components/Rating'</text:p>
      <text:p text:style-name="P26">import products from '../products'</text:p>
      <text:p text:style-name="P20"/>
      <text:p text:style-name="P26">function ProductScreen({ match }) {</text:p>
      <text:p text:style-name="P26"><text:s text:c="2"/>const product = products.find((p) =&gt; p._id == match.params.id)</text:p>
      <text:p text:style-name="P26"><text:s text:c="2"/>return &lt;div&gt;{product.name}&lt;/div&gt;</text:p>
      <text:p text:style-name="P26">}</text:p>
      <text:p text:style-name="P20"/>
      <text:p text:style-name="P20">export default ProductScreen</text:p>
      <text:p text:style-name="P21"/>
      <text:p text:style-name="P21"><text:bookmark-start text:name="__DdeLink__1521_3747791168"/>frontend/src/screens/ProductScreen.js<text:bookmark-end text:name="__DdeLink__1521_3747791168"/></text:p>
      <text:p text:style-name="P20">import React from 'react'</text:p>
      <text:p text:style-name="P20">import { Link } from 'react-router-dom'</text:p>
      <text:p text:style-name="P20">import { Row, Col, Image, ListGroup, Button, Card } from 'react-bootstrap'</text:p>
      <text:p text:style-name="P20">import Rating from '../components/Rating'</text:p>
      <text:p text:style-name="P20">import products from '../products'</text:p>
      <text:p text:style-name="P20"/>
      <text:p text:style-name="P20">function ProductScreen({ match }) {</text:p>
      <text:p text:style-name="P20"><text:s text:c="2"/>const product = products.find((p) =&gt; p._id == match.params.id)</text:p>
      <text:p text:style-name="P20"><text:s text:c="2"/>return (</text:p>
      <text:p text:style-name="P20"><text:s text:c="4"/>&lt;div&gt;</text:p>
      <text:p text:style-name="P20"><text:s text:c="6"/><text:span text:style-name="T6">&lt;Link to='/' className='btn btn-light my-3'&gt;</text:span></text:p>
      <text:p text:style-name="P20"><text:s text:c="8"/><text:span text:style-name="T6">Go Back</text:span></text:p>
      <text:p text:style-name="P20"><text:s text:c="6"/><text:span text:style-name="T6">&lt;/Link&gt;</text:span></text:p>
      <text:p text:style-name="P20"><text:s text:c="6"/><text:span text:style-name="T6">&lt;Row&gt;</text:span></text:p>
      <text:p text:style-name="P20"><text:s text:c="8"/><text:span text:style-name="T6">&lt;Col md={6}&gt;</text:span></text:p>
      <text:p text:style-name="P20"><text:s text:c="10"/><text:span text:style-name="T6">&lt;Image src={product.image} alt={product.name} fluid /&gt;</text:span></text:p>
      <text:p text:style-name="P20"><text:s text:c="8"/><text:span text:style-name="T6">&lt;/Col&gt;</text:span></text:p>
      <text:p text:style-name="P20"><text:s text:c="6"/><text:span text:style-name="T6">&lt;/Row&gt;</text:span>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ProductScreen</text:p>
      <text:p text:style-name="P21"/>
      <text:p text:style-name="P24">frontend/src/screens/ProductScreen.js</text:p>
      <text:p text:style-name="P25">import React from 'react'</text:p>
      <text:p text:style-name="P25">import { Link } from 'react-router-dom'</text:p>
      <text:p text:style-name="P25">import { Row, Col, Image, ListGroup, Button, Card } from 'react-bootstrap'</text:p>
      <text:p text:style-name="P25">import Rating from '../components/Rating'</text:p>
      <text:p text:style-name="P25">import products from '../products'</text:p>
      <text:p text:style-name="P25"/>
      <text:p text:style-name="P25">function ProductScreen({ match }) {</text:p>
      <text:p text:style-name="P25"><text:s text:c="2"/>const product = products.find((p) =&gt; p._id == match.params.id)</text:p>
      <text:p text:style-name="P25"><text:s text:c="2"/>return (</text:p>
      <text:p text:style-name="P25"><text:s text:c="4"/>&lt;div&gt;</text:p>
      <text:p text:style-name="P25"><text:s text:c="6"/>&lt;Link to='/' className='btn btn-light my-3'&gt;</text:p>
      <text:p text:style-name="P25"><text:s text:c="8"/>Go Back</text:p>
      <text:p text:style-name="P25"><text:s text:c="6"/>&lt;/Link&gt;</text:p>
      <text:p text:style-name="P25"><text:s text:c="6"/>&lt;Row&gt;</text:p>
      <text:p text:style-name="P25"><text:s text:c="8"/>&lt;Col md={6}&gt;</text:p>
      <text:p text:style-name="P25"><text:s text:c="10"/>&lt;Image src={product.image} alt={product.name} fluid /&gt;</text:p>
      <text:p text:style-name="P25"><text:s text:c="8"/>&lt;/Col&gt;</text:p>
      <text:p text:style-name="P25"><text:s text:c="8"/><text:span text:style-name="T6">&lt;Col md={3}&gt;</text:span></text:p>
      <text:p text:style-name="P25"><text:s text:c="10"/><text:span text:style-name="T6">&lt;ListGroup variant='flush'&gt;</text:span></text:p>
      <text:p text:style-name="P25"><text:s text:c="12"/><text:span text:style-name="T6">&lt;ListGroup.Item&gt;</text:span></text:p>
      <text:p text:style-name="P25"><text:s text:c="14"/><text:span text:style-name="T6">&lt;h3&gt;{product.name}&lt;/h3&gt;</text:span></text:p>
      <text:p text:style-name="P25"><text:s text:c="12"/><text:span text:style-name="T6">&lt;/ListGroup.Item&gt;</text:span></text:p>
      <text:p text:style-name="P25"><text:s text:c="12"/><text:span text:style-name="T6">&lt;ListGroup.Item&gt;</text:span></text:p>
      <text:p text:style-name="P25"><text:s text:c="14"/><text:span text:style-name="T6">&lt;Rating</text:span></text:p>
      <text:p text:style-name="P25"><text:s text:c="16"/><text:span text:style-name="T6">value={product.rating}</text:span></text:p>
      <text:p text:style-name="P25"><text:s text:c="16"/><text:span text:style-name="T6">text={`${product.numReviews} reviews`}</text:span></text:p>
      <text:p text:style-name="P25"><text:s text:c="16"/><text:span text:style-name="T6">color={'#f8e825'}</text:span></text:p>
      <text:p text:style-name="P25"><text:s text:c="14"/><text:span text:style-name="T6">/&gt;</text:span></text:p>
      <text:p text:style-name="P25"><text:s text:c="12"/><text:span text:style-name="T6">&lt;/ListGroup.Item&gt;</text:span></text:p>
      <text:p text:style-name="P25"><text:s text:c="12"/><text:span text:style-name="T6">&lt;ListGroup.Item&gt;Price: ${product.price}&lt;/ListGroup.Item&gt;</text:span></text:p>
      <text:p text:style-name="P25"><text:s text:c="12"/><text:span text:style-name="T6">&lt;ListGroup.Item&gt;Description: {product.description}&lt;/ListGroup.Item&gt;</text:span></text:p>
      <text:p text:style-name="P25"><text:s text:c="10"/><text:span text:style-name="T6">&lt;/ListGroup&gt;</text:span></text:p>
      <text:p text:style-name="P25"><text:s text:c="8"/><text:span text:style-name="T6">&lt;/Col&gt;</text:span></text:p>
      <text:p text:style-name="P25"><text:s text:c="8"/><text:span text:style-name="T6">&lt;Col md={3}&gt;&lt;/Col&gt;</text:span></text:p>
      <text:p text:style-name="P25"><text:s text:c="6"/>&lt;/Row&gt;</text:p>
      <text:p text:style-name="P25"><text:s text:c="4"/>&lt;/div&gt;</text:p>
      <text:p text:style-name="P25"><text:s text:c="2"/>)</text:p>
      <text:p text:style-name="P25">}</text:p>
      <text:p text:style-name="P25"/>
      <text:p text:style-name="P25">export default ProductScreen</text:p>
      <text:p text:style-name="P21"/>
      <text:p text:style-name="P21">frontend/src/screens/ProductScreen.js</text:p>
      <text:p text:style-name="P20">import React from 'react'</text:p>
      <text:p text:style-name="P20">import { Link } from 'react-router-dom'</text:p>
      <text:p text:style-name="P20">import { Row, Col, Image, ListGroup, Button, Card } from 'react-bootstrap'</text:p>
      <text:p text:style-name="P20">import Rating from '../components/Rating'</text:p>
      <text:p text:style-name="P20">import products from '../products'</text:p>
      <text:p text:style-name="P20"/>
      <text:p text:style-name="P20">function ProductScreen({ match }) {</text:p>
      <text:p text:style-name="P20"><text:s text:c="2"/>const product = products.find((p) =&gt; p._id == match.params.id)</text:p>
      <text:p text:style-name="P20"><text:s text:c="2"/>return (</text:p>
      <text:p text:style-name="P20"><text:s text:c="4"/>&lt;div&gt;</text:p>
      <text:p text:style-name="P20"><text:s text:c="6"/>&lt;Link to='/' className='btn btn-light my-3'&gt;</text:p>
      <text:p text:style-name="P20"><text:s text:c="8"/>Go Back</text:p>
      <text:p text:style-name="P20"><text:s text:c="6"/>&lt;/Link&gt;</text:p>
      <text:p text:style-name="P20"><text:s text:c="6"/>&lt;Row&gt;</text:p>
      <text:p text:style-name="P20"><text:s text:c="8"/>&lt;Col md={6}&gt;</text:p>
      <text:p text:style-name="P20"><text:s text:c="10"/>&lt;Image src={product.image} alt={product.name} fluid /&gt;</text:p>
      <text:p text:style-name="P20"><text:s text:c="8"/>&lt;/Col&gt;</text:p>
      <text:p text:style-name="P20"><text:s text:c="8"/>&lt;Col md={3}&gt;</text:p>
      <text:p text:style-name="P20"><text:s text:c="10"/>&lt;ListGroup variant='flush'&gt;</text:p>
      <text:p text:style-name="P20"><text:s text:c="12"/>&lt;ListGroup.Item&gt;</text:p>
      <text:p text:style-name="P20"><text:s text:c="14"/>&lt;h3&gt;{product.name}&lt;/h3&gt;</text:p>
      <text:p text:style-name="P20"><text:s text:c="12"/>&lt;/ListGroup.Item&gt;</text:p>
      <text:p text:style-name="P20"><text:s text:c="12"/>&lt;ListGroup.Item&gt;</text:p>
      <text:p text:style-name="P20"><text:s text:c="14"/>&lt;Rating</text:p>
      <text:p text:style-name="P20"><text:s text:c="16"/>value={product.rating}</text:p>
      <text:p text:style-name="P20"><text:s text:c="16"/>text={`${product.numReviews} reviews`}</text:p>
      <text:p text:style-name="P20"><text:s text:c="16"/>color={'#f8e825'}</text:p>
      <text:p text:style-name="P20"><text:s text:c="14"/>/&gt;</text:p>
      <text:p text:style-name="P20"><text:s text:c="12"/>&lt;/ListGroup.Item&gt;</text:p>
      <text:p text:style-name="P20"><text:s text:c="12"/>&lt;ListGroup.Item&gt;Price: ${product.price}&lt;/ListGroup.Item&gt;</text:p>
      <text:p text:style-name="P20"><text:s text:c="12"/>&lt;ListGroup.Item&gt;Description: {product.description}&lt;/ListGroup.Item&gt;</text:p>
      <text:p text:style-name="P20"><text:s text:c="10"/>&lt;/ListGroup&gt;</text:p>
      <text:p text:style-name="P20"><text:s text:c="8"/>&lt;/Col&gt;</text:p>
      <text:p text:style-name="P20"><text:s text:c="8"/><text:span text:style-name="T7">&lt;Col md={3}&gt;</text:span></text:p>
      <text:p text:style-name="P48"><text:s text:c="10"/>&lt;Card&gt;</text:p>
      <text:p text:style-name="P48"><text:s text:c="12"/>&lt;ListGroup variant='flush'&gt;</text:p>
      <text:p text:style-name="P48"><text:s text:c="14"/>&lt;ListGroup.Item&gt;</text:p>
      <text:p text:style-name="P48"><text:s text:c="16"/>&lt;Row&gt;</text:p>
      <text:p text:style-name="P48"><text:s text:c="18"/>&lt;Col&gt;Price:&lt;/Col&gt;</text:p>
      <text:p text:style-name="P48"><text:s text:c="18"/>&lt;Col&gt;</text:p>
      <text:p text:style-name="P48"><text:s text:c="20"/>&lt;strong&gt;${product.price}&lt;/strong&gt;</text:p>
      <text:p text:style-name="P48"><text:s text:c="18"/>&lt;/Col&gt;</text:p>
      <text:p text:style-name="P48"><text:s text:c="16"/>&lt;/Row&gt;</text:p>
      <text:p text:style-name="P48"><text:s text:c="14"/>&lt;/ListGroup.Item&gt;</text:p>
      <text:p text:style-name="P48"><text:s text:c="14"/>&lt;ListGroup.Item&gt;</text:p>
      <text:p text:style-name="P48"><text:s text:c="16"/>&lt;Row&gt;</text:p>
      <text:p text:style-name="P48"><text:s text:c="18"/>&lt;Col&gt;Status:&lt;/Col&gt;</text:p>
      <text:p text:style-name="P48"><text:s text:c="18"/>&lt;Col&gt;</text:p>
      <text:p text:style-name="P48"><text:s text:c="20"/>{product.countInStock &gt; 0 ? 'In Stock' : 'Out of Stock'}</text:p>
      <text:p text:style-name="P48"><text:s text:c="18"/>&lt;/Col&gt;</text:p>
      <text:p text:style-name="P48"><text:s text:c="16"/>&lt;/Row&gt;</text:p>
      <text:p text:style-name="P48"><text:s text:c="14"/>&lt;/ListGroup.Item&gt;</text:p>
      <text:p text:style-name="P48"><text:s text:c="12"/>&lt;/ListGroup&gt;</text:p>
      <text:p text:style-name="P48"><text:s text:c="10"/>&lt;/Card&gt;</text:p>
      <text:p text:style-name="P48"><text:s text:c="8"/>&lt;/Col&gt;</text:p>
      <text:p text:style-name="P20"><text:s text:c="6"/>&lt;/Row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ProductScreen</text:p>
      <text:p text:style-name="P21"/>
      <text:p text:style-name="P21"/>
      <text:p text:style-name="P20">import React from 'react'</text:p>
      <text:p text:style-name="P20">import { Link } from 'react-router-dom'</text:p>
      <text:p text:style-name="P20">import { Row, Col, Image, ListGroup, Button, Card } from 'react-bootstrap'</text:p>
      <text:p text:style-name="P20">import Rating from '../components/Rating'</text:p>
      <text:p text:style-name="P20">import products from '../products'</text:p>
      <text:p text:style-name="P20"/>
      <text:p text:style-name="P20">function ProductScreen({ match }) {</text:p>
      <text:p text:style-name="P20"><text:s text:c="2"/>const product = products.find((p) =&gt; p._id == match.params.id)</text:p>
      <text:p text:style-name="P20"><text:s text:c="2"/>return (</text:p>
      <text:p text:style-name="P20"><text:s text:c="4"/>&lt;div&gt;</text:p>
      <text:p text:style-name="P20"><text:s text:c="6"/>&lt;Link to='/' className='btn btn-light my-3'&gt;</text:p>
      <text:p text:style-name="P20"><text:s text:c="8"/>Go Back</text:p>
      <text:p text:style-name="P20"><text:s text:c="6"/>&lt;/Link&gt;</text:p>
      <text:p text:style-name="P20"><text:s text:c="6"/>&lt;Row&gt;</text:p>
      <text:p text:style-name="P20"><text:s text:c="8"/>&lt;Col md={6}&gt;</text:p>
      <text:p text:style-name="P20"><text:s text:c="10"/>&lt;Image src={product.image} alt={product.name} fluid /&gt;</text:p>
      <text:p text:style-name="P20"><text:s text:c="8"/>&lt;/Col&gt;</text:p>
      <text:p text:style-name="P20"><text:s text:c="8"/>&lt;Col md={3}&gt;</text:p>
      <text:p text:style-name="P20"><text:s text:c="10"/>&lt;ListGroup variant='flush'&gt;</text:p>
      <text:p text:style-name="P20"><text:s text:c="12"/>&lt;ListGroup.Item&gt;</text:p>
      <text:p text:style-name="P20"><text:s text:c="14"/>&lt;h3&gt;{product.name}&lt;/h3&gt;</text:p>
      <text:p text:style-name="P20"><text:s text:c="12"/>&lt;/ListGroup.Item&gt;</text:p>
      <text:p text:style-name="P20"><text:s text:c="12"/>&lt;ListGroup.Item&gt;</text:p>
      <text:p text:style-name="P20"><text:s text:c="14"/>&lt;Rating</text:p>
      <text:p text:style-name="P20"><text:s text:c="16"/>value={product.rating}</text:p>
      <text:p text:style-name="P20"><text:s text:c="16"/>text={`${product.numReviews} reviews`}</text:p>
      <text:p text:style-name="P20"><text:s text:c="16"/>color={'#f8e825'}</text:p>
      <text:p text:style-name="P20"><text:s text:c="14"/>/&gt;</text:p>
      <text:p text:style-name="P20"><text:s text:c="12"/>&lt;/ListGroup.Item&gt;</text:p>
      <text:p text:style-name="P20"><text:s text:c="12"/>&lt;ListGroup.Item&gt;Price: ${product.price}&lt;/ListGroup.Item&gt;</text:p>
      <text:p text:style-name="P20"><text:s text:c="12"/>&lt;ListGroup.Item&gt;Description: {product.description}&lt;/ListGroup.Item&gt;</text:p>
      <text:p text:style-name="P20"><text:s text:c="10"/>&lt;/ListGroup&gt;</text:p>
      <text:p text:style-name="P20"><text:s text:c="8"/>&lt;/Col&gt;</text:p>
      <text:p text:style-name="P20"><text:s text:c="8"/>&lt;Col md={3}&gt;</text:p>
      <text:p text:style-name="P20"><text:s text:c="10"/>&lt;Card&gt;</text:p>
      <text:p text:style-name="P20"><text:s text:c="12"/>&lt;ListGroup variant='flush'&gt;</text:p>
      <text:p text:style-name="P20"><text:s text:c="14"/>&lt;ListGroup.Item&gt;</text:p>
      <text:p text:style-name="P20"><text:s text:c="16"/>&lt;Row&gt;</text:p>
      <text:p text:style-name="P20"><text:s text:c="18"/>&lt;Col&gt;Price:&lt;/Col&gt;</text:p>
      <text:p text:style-name="P20"><text:s text:c="18"/>&lt;Col&gt;</text:p>
      <text:p text:style-name="P20"><text:s text:c="20"/>&lt;strong&gt;${product.price}&lt;/strong&gt;</text:p>
      <text:p text:style-name="P20"><text:s text:c="18"/>&lt;/Col&gt;</text:p>
      <text:p text:style-name="P20"><text:s text:c="16"/>&lt;/Row&gt;</text:p>
      <text:p text:style-name="P20"><text:s text:c="14"/>&lt;/ListGroup.Item&gt;</text:p>
      <text:p text:style-name="P20"><text:s text:c="14"/>&lt;ListGroup.Item&gt;</text:p>
      <text:p text:style-name="P20"><text:s text:c="16"/>&lt;Row&gt;</text:p>
      <text:p text:style-name="P20"><text:s text:c="18"/>&lt;Col&gt;Status:&lt;/Col&gt;</text:p>
      <text:p text:style-name="P20"><text:s text:c="18"/>&lt;Col&gt;</text:p>
      <text:p text:style-name="P20"><text:s text:c="20"/>{product.countInStock &gt; 0 ? 'In Stock' : 'Out of Stock'}</text:p>
      <text:p text:style-name="P20"><text:s text:c="18"/>&lt;/Col&gt;</text:p>
      <text:p text:style-name="P20"><text:s text:c="16"/>&lt;/Row&gt;</text:p>
      <text:p text:style-name="P20"><text:s text:c="14"/>&lt;/ListGroup.Item&gt;</text:p>
      <text:p text:style-name="P20"><text:s text:c="14"/><text:span text:style-name="T7">&lt;ListGroup.Item&gt;</text:span></text:p>
      <text:p text:style-name="P48"><text:s text:c="16"/>&lt;Button</text:p>
      <text:p text:style-name="P48"><text:s text:c="18"/>className='btn-block'</text:p>
      <text:p text:style-name="P48"><text:s text:c="18"/>disabled={product.countInStock == 0}</text:p>
      <text:p text:style-name="P48"><text:s text:c="18"/>type='button'</text:p>
      <text:p text:style-name="P48"><text:s text:c="16"/>&gt;</text:p>
      <text:p text:style-name="P48"><text:s text:c="18"/>Add to Cart</text:p>
      <text:p text:style-name="P48"><text:s text:c="16"/>&lt;/Button&gt;</text:p>
      <text:p text:style-name="P48"><text:s text:c="14"/>&lt;/ListGroup.Item&gt;</text:p>
      <text:p text:style-name="P20"><text:s text:c="12"/>&lt;/ListGroup&gt;</text:p>
      <text:p text:style-name="P20"><text:s text:c="10"/>&lt;/Card&gt;</text:p>
      <text:p text:style-name="P20"><text:s text:c="8"/>&lt;/Col&gt;</text:p>
      <text:p text:style-name="P20"><text:s text:c="6"/>&lt;/Row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ProductScreen</text:p>
      <text:p text:style-name="P21"/>
      <text:p text:style-name="P49">Serving &amp; Fetching Data From Djang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5">RESOURCES:</text:p>
      <text:p text:style-name="P45"/>
      <text:p text:style-name="P46">Material Design for Bootstrap 5 &amp; 4</text:p>
      <text:p text:style-name="P45">https://mdbootstrap.com/docs/react/utilities/spacing/</text:p>
      <text:p text:style-name="P21"/>
      <text:p text:style-name="P47">React Bootstrap</text:p>
      <text:p text:style-name="P21">https://react-bootstrap.netlify.app/components/navbar/</text:p>
      <text:p text:style-name="P21"/>
      <text:p text:style-name="P47">Free themes for Bootstrap</text:p>
      <text:p text:style-name="P21">https://bootswatch.com/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40:54.323245311</meta:creation-date>
    <dc:date>2021-02-11T09:45:12.142735111</dc:date>
    <meta:editing-duration>PT8H53M4S</meta:editing-duration>
    <meta:editing-cycles>89</meta:editing-cycles>
    <meta:generator>LibreOffice/7.1.0.3$Linux_X86_64 LibreOffice_project/10$Build-3</meta:generator>
    <meta:document-statistic meta:table-count="0" meta:image-count="0" meta:object-count="0" meta:page-count="1" meta:paragraph-count="798" meta:word-count="1764" meta:character-count="20482" meta:non-whitespace-character-count="14965"/>
  </office:meta>
</office:document-meta>
</file>